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text-align="center" style:justify-single-word="false"/>
    </style:style>
    <style:style style:name="P2" style:family="paragraph" style:parent-style-name="Text_20_body" style:list-style-name="L1"/>
    <style:style style:name="P3" style:family="paragraph" style:parent-style-name="Text_20_body" style:list-style-name="L1">
      <style:paragraph-properties fo:margin-top="0in" fo:margin-bottom="0in" style:contextual-spacing="false"/>
    </style:style>
    <style:style style:name="P4" style:family="paragraph" style:parent-style-name="Text_20_body" style:list-style-name="L2"/>
    <style:style style:name="P5" style:family="paragraph" style:parent-style-name="Text_20_body" style:list-style-name="L2">
      <style:paragraph-properties fo:margin-top="0in" fo:margin-bottom="0in" style:contextual-spacing="false"/>
    </style:style>
    <style:style style:name="P6" style:family="paragraph" style:parent-style-name="Text_20_body" style:list-style-name="L3"/>
    <style:style style:name="P7" style:family="paragraph" style:parent-style-name="Text_20_body" style:list-style-name="L3">
      <style:paragraph-properties fo:margin-top="0in" fo:margin-bottom="0in" style:contextual-spacing="false"/>
    </style:style>
    <style:style style:name="P8" style:family="paragraph" style:parent-style-name="Text_20_body" style:list-style-name="L4"/>
    <style:style style:name="P9" style:family="paragraph" style:parent-style-name="Text_20_body" style:list-style-name="L4">
      <style:paragraph-properties fo:margin-top="0in" fo:margin-bottom="0in" style:contextual-spacing="false"/>
    </style:style>
    <style:style style:name="P10" style:family="paragraph" style:parent-style-name="Text_20_body" style:list-style-name="L5"/>
    <style:style style:name="P11" style:family="paragraph" style:parent-style-name="Text_20_body" style:list-style-name="L5">
      <style:paragraph-properties fo:margin-top="0in" fo:margin-bottom="0in" style:contextual-spacing="false"/>
    </style:style>
    <style:style style:name="P12" style:family="paragraph" style:parent-style-name="Text_20_body" style:list-style-name="L6"/>
    <style:style style:name="P13" style:family="paragraph" style:parent-style-name="Text_20_body" style:list-style-name="L6">
      <style:paragraph-properties fo:margin-top="0in" fo:margin-bottom="0in" style:contextual-spacing="false"/>
    </style:style>
    <style:style style:name="P14" style:family="paragraph" style:parent-style-name="Text_20_body" style:list-style-name="L7"/>
    <style:style style:name="P15" style:family="paragraph" style:parent-style-name="Text_20_body" style:list-style-name="L7">
      <style:paragraph-properties fo:margin-top="0in" fo:margin-bottom="0in" style:contextual-spacing="false"/>
    </style:style>
    <style:style style:name="P16" style:family="paragraph" style:parent-style-name="Text_20_body" style:list-style-name="L8"/>
    <style:style style:name="P17" style:family="paragraph" style:parent-style-name="Text_20_body" style:list-style-name="L8">
      <style:paragraph-properties fo:margin-top="0in" fo:margin-bottom="0in" style:contextual-spacing="false"/>
    </style:style>
    <style:style style:name="P18" style:family="paragraph" style:parent-style-name="Text_20_body" style:list-style-name="L9"/>
    <style:style style:name="P19" style:family="paragraph" style:parent-style-name="Text_20_body" style:list-style-name="L9">
      <style:paragraph-properties fo:margin-top="0in" fo:margin-bottom="0in" style:contextual-spacing="false"/>
    </style:style>
    <style:style style:name="P20" style:family="paragraph" style:parent-style-name="Text_20_body" style:list-style-name="L10"/>
    <style:style style:name="P21" style:family="paragraph" style:parent-style-name="Text_20_body" style:list-style-name="L10">
      <style:paragraph-properties fo:margin-top="0in" fo:margin-bottom="0in" style:contextual-spacing="false"/>
    </style:style>
    <style:style style:name="P22" style:family="paragraph" style:parent-style-name="Text_20_body" style:list-style-name="L11"/>
    <style:style style:name="P23" style:family="paragraph" style:parent-style-name="Text_20_body" style:list-style-name="L11">
      <style:paragraph-properties fo:margin-top="0in" fo:margin-bottom="0in" style:contextual-spacing="false"/>
    </style:style>
    <style:style style:name="P24" style:family="paragraph" style:parent-style-name="Text_20_body" style:list-style-name="L12"/>
    <style:style style:name="P25" style:family="paragraph" style:parent-style-name="Text_20_body" style:list-style-name="L12">
      <style:paragraph-properties fo:margin-top="0in" fo:margin-bottom="0in" style:contextual-spacing="false"/>
    </style:style>
    <style:style style:name="P26" style:family="paragraph" style:parent-style-name="Text_20_body" style:list-style-name="L13"/>
    <style:style style:name="P27" style:family="paragraph" style:parent-style-name="Text_20_body" style:list-style-name="L13">
      <style:paragraph-properties fo:margin-top="0in" fo:margin-bottom="0in" style:contextual-spacing="false"/>
    </style:style>
    <style:style style:name="P28" style:family="paragraph" style:parent-style-name="Text_20_body" style:list-style-name="L14"/>
    <style:style style:name="P29" style:family="paragraph" style:parent-style-name="Text_20_body" style:list-style-name="L14">
      <style:paragraph-properties fo:margin-top="0in" fo:margin-bottom="0in" style:contextual-spacing="false"/>
    </style:style>
    <style:style style:name="P30" style:family="paragraph" style:parent-style-name="Text_20_body" style:list-style-name="L15"/>
    <style:style style:name="P31" style:family="paragraph" style:parent-style-name="Text_20_body" style:list-style-name="L15">
      <style:paragraph-properties fo:margin-top="0in" fo:margin-bottom="0in" style:contextual-spacing="false"/>
    </style:style>
    <style:style style:name="P32" style:family="paragraph" style:parent-style-name="Text_20_body" style:list-style-name="L16"/>
    <style:style style:name="P33" style:family="paragraph" style:parent-style-name="Text_20_body" style:list-style-name="L16">
      <style:paragraph-properties fo:margin-top="0in" fo:margin-bottom="0in" style:contextual-spacing="false"/>
    </style:style>
    <style:style style:name="P34" style:family="paragraph" style:parent-style-name="Text_20_body" style:list-style-name="L17"/>
    <style:style style:name="P35" style:family="paragraph" style:parent-style-name="Text_20_body" style:list-style-name="L17">
      <style:paragraph-properties fo:margin-top="0in" fo:margin-bottom="0in" style:contextual-spacing="false"/>
    </style:style>
    <style:style style:name="P36" style:family="paragraph" style:parent-style-name="Text_20_body" style:list-style-name="L18"/>
    <style:style style:name="P37" style:family="paragraph" style:parent-style-name="Text_20_body" style:list-style-name="L18">
      <style:paragraph-properties fo:margin-top="0in" fo:margin-bottom="0in" style:contextual-spacing="false"/>
    </style:style>
    <style:style style:name="P38" style:family="paragraph" style:parent-style-name="Text_20_body" style:list-style-name="L19"/>
    <style:style style:name="P39" style:family="paragraph" style:parent-style-name="Text_20_body" style:list-style-name="L19">
      <style:paragraph-properties fo:margin-top="0in" fo:margin-bottom="0in" style:contextual-spacing="false"/>
    </style:style>
    <style:style style:name="P40" style:family="paragraph" style:parent-style-name="Text_20_body" style:list-style-name="L20"/>
    <style:style style:name="P41" style:family="paragraph" style:parent-style-name="Text_20_body" style:list-style-name="L20">
      <style:paragraph-properties fo:margin-top="0in" fo:margin-bottom="0in" style:contextual-spacing="false"/>
    </style:style>
    <style:style style:name="P42" style:family="paragraph" style:parent-style-name="Text_20_body" style:list-style-name="L21"/>
    <style:style style:name="P43" style:family="paragraph" style:parent-style-name="Text_20_body" style:list-style-name="L21">
      <style:paragraph-properties fo:margin-top="0in" fo:margin-bottom="0in" style:contextual-spacing="false"/>
    </style:style>
    <style:style style:name="P44" style:family="paragraph" style:parent-style-name="Text_20_body" style:list-style-name="L22"/>
    <style:style style:name="P45" style:family="paragraph" style:parent-style-name="Text_20_body" style:list-style-name="L22">
      <style:paragraph-properties fo:margin-top="0in" fo:margin-bottom="0in" style:contextual-spacing="false"/>
    </style:style>
    <style:style style:name="P46" style:family="paragraph" style:parent-style-name="Text_20_body" style:list-style-name="L23"/>
    <style:style style:name="P47" style:family="paragraph" style:parent-style-name="Text_20_body" style:list-style-name="L23">
      <style:paragraph-properties fo:margin-top="0in" fo:margin-bottom="0in" style:contextual-spacing="false"/>
    </style:style>
    <style:style style:name="P48" style:family="paragraph" style:parent-style-name="Text_20_body" style:list-style-name="L24"/>
    <style:style style:name="P49" style:family="paragraph" style:parent-style-name="Text_20_body" style:list-style-name="L24">
      <style:paragraph-properties fo:margin-top="0in" fo:margin-bottom="0in" style:contextual-spacing="false"/>
    </style:style>
    <style:style style:name="P50" style:family="paragraph" style:parent-style-name="Text_20_body" style:list-style-name="L25"/>
    <style:style style:name="P51" style:family="paragraph" style:parent-style-name="Text_20_body" style:list-style-name="L25">
      <style:paragraph-properties fo:margin-top="0in" fo:margin-bottom="0in" style:contextual-spacing="false"/>
    </style:style>
    <style:style style:name="P52" style:family="paragraph" style:parent-style-name="Text_20_body" style:list-style-name="L26"/>
    <style:style style:name="P53" style:family="paragraph" style:parent-style-name="Text_20_body" style:list-style-name="L26">
      <style:paragraph-properties fo:margin-top="0in" fo:margin-bottom="0in" style:contextual-spacing="false"/>
    </style:style>
    <style:style style:name="P54" style:family="paragraph" style:parent-style-name="Text_20_body" style:list-style-name="L27"/>
    <style:style style:name="P55" style:family="paragraph" style:parent-style-name="Text_20_body" style:list-style-name="L27">
      <style:paragraph-properties fo:margin-top="0in" fo:margin-bottom="0in" style:contextual-spacing="false"/>
    </style:style>
    <style:style style:name="P56" style:family="paragraph" style:parent-style-name="Text_20_body" style:list-style-name="L28"/>
    <style:style style:name="P57" style:family="paragraph" style:parent-style-name="Text_20_body" style:list-style-name="L28">
      <style:paragraph-properties fo:margin-top="0in" fo:margin-bottom="0in" style:contextual-spacing="false"/>
    </style:style>
    <style:style style:name="P58" style:family="paragraph" style:parent-style-name="Text_20_body" style:list-style-name="L29"/>
    <style:style style:name="P59" style:family="paragraph" style:parent-style-name="Text_20_body" style:list-style-name="L29">
      <style:paragraph-properties fo:margin-top="0in" fo:margin-bottom="0in" style:contextual-spacing="false"/>
    </style:style>
    <style:style style:name="P60" style:family="paragraph" style:parent-style-name="Text_20_body" style:list-style-name="L30"/>
    <style:style style:name="P61" style:family="paragraph" style:parent-style-name="Text_20_body" style:list-style-name="L30">
      <style:paragraph-properties fo:margin-top="0in" fo:margin-bottom="0in" style:contextual-spacing="false"/>
    </style:style>
    <style:style style:name="P62" style:family="paragraph" style:parent-style-name="Text_20_body" style:list-style-name="L31"/>
    <style:style style:name="P63" style:family="paragraph" style:parent-style-name="Text_20_body" style:list-style-name="L31">
      <style:paragraph-properties fo:margin-top="0in" fo:margin-bottom="0in" style:contextual-spacing="false"/>
    </style:style>
    <style:style style:name="P64" style:family="paragraph" style:parent-style-name="Text_20_body" style:list-style-name="L32"/>
    <style:style style:name="P65" style:family="paragraph" style:parent-style-name="Text_20_body" style:list-style-name="L32">
      <style:paragraph-properties fo:margin-top="0in" fo:margin-bottom="0in" style:contextual-spacing="false"/>
    </style:style>
    <style:style style:name="P66" style:family="paragraph" style:parent-style-name="Text_20_body" style:list-style-name="L33"/>
    <style:style style:name="P67" style:family="paragraph" style:parent-style-name="Text_20_body" style:list-style-name="L33">
      <style:paragraph-properties fo:margin-top="0in" fo:margin-bottom="0in" style:contextual-spacing="false"/>
    </style:style>
    <style:style style:name="P68" style:family="paragraph" style:parent-style-name="Text_20_body" style:list-style-name="L34"/>
    <style:style style:name="P69" style:family="paragraph" style:parent-style-name="Text_20_body" style:list-style-name="L34">
      <style:paragraph-properties fo:margin-top="0in" fo:margin-bottom="0in" style:contextual-spacing="false"/>
    </style:style>
    <style:style style:name="P70" style:family="paragraph" style:parent-style-name="Text_20_body" style:list-style-name="L35"/>
    <style:style style:name="P71" style:family="paragraph" style:parent-style-name="Text_20_body" style:list-style-name="L35">
      <style:paragraph-properties fo:margin-top="0in" fo:margin-bottom="0in" style:contextual-spacing="false"/>
    </style:style>
    <style:style style:name="P72" style:family="paragraph" style:parent-style-name="Text_20_body" style:list-style-name="L36"/>
    <style:style style:name="P73" style:family="paragraph" style:parent-style-name="Text_20_body" style:list-style-name="L36">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Spiral-Aware Microlearning Module</text:h>
      <text:p text:style-name="Text_20_body">Interactive, gamified 15-minute lessons teaching rights awareness across developmental stages, targeting implementation in 20 countries by 2028. Adapts content for ages 8-80 with culturally responsive materials and assessment rubrics.</text:p>
      <text:h text:style-name="Heading_20_2" text:outline-level="2">Module Overview</text:h>
      <text:p text:style-name="Text_20_body"><text:span text:style-name="Strong_20_Emphasis">Purpose</text:span>: Develop rights consciousness across diverse developmental stages and cultural contexts <text:span text:style-name="Strong_20_Emphasis">Format</text:span>: 15-minute interactive digital lessons with offline components <text:span text:style-name="Strong_20_Emphasis">Target</text:span>: Global implementation in educational systems, community centers, and workplaces <text:span text:style-name="Strong_20_Emphasis">Accessibility</text:span>: Multi-language, multi-modal design with universal accessibility features</text:p>
      <text:h text:style-name="Heading_20_2" text:outline-level="2">Core Learning Architecture</text:h>
      <text:h text:style-name="Heading_20_3" text:outline-level="3">Universal Learning Objectives</text:h>
      <text:p text:style-name="Text_20_body">All learners, regardless of developmental stage, will be able to:</text:p>
      <text:list xml:id="list2960772234" text:style-name="L1">
        <text:list-item>
          <text:p text:style-name="P3">Recognize consciousness and dignity in diverse beings (humans, animals, ecosystems, AI) </text:p>
        </text:list-item>
        <text:list-item>
          <text:p text:style-name="P3">Apply basic rights principles to everyday decisions </text:p>
        </text:list-item>
        <text:list-item>
          <text:p text:style-name="P3">Communicate respectfully across different value systems </text:p>
        </text:list-item>
        <text:list-item>
          <text:p text:style-name="P3">Participate in community dialogue about rights and responsibilities </text:p>
        </text:list-item>
        <text:list-item>
          <text:p text:style-name="P2">Take action to protect rights within their sphere of influence </text:p>
        </text:list-item>
      </text:list>
      <text:h text:style-name="Heading_20_3" text:outline-level="3">Spiral-Adapted Content Pathways</text:h>
      <text:p text:style-name="Text_20_body"><text:span text:style-name="Strong_20_Emphasis">Blue Stage Pathway: "Sacred Duties and Proper Order"</text:span> <text:span text:style-name="Emphasis">Values: Tradition, authority, stewardship, divine law</text:span></text:p>
      <text:p text:style-name="Text_20_body"><text:span text:style-name="Strong_20_Emphasis">Core Concepts:</text:span></text:p>
      <text:list xml:id="list1547084684" text:style-name="L2">
        <text:list-item>
          <text:p text:style-name="P5">Rights as sacred responsibilities given by higher authority </text:p>
        </text:list-item>
        <text:list-item>
          <text:p text:style-name="P5">Stewardship duties toward all creation </text:p>
        </text:list-item>
        <text:list-item>
          <text:p text:style-name="P5">Proper relationships and moral order </text:p>
        </text:list-item>
        <text:list-item>
          <text:p text:style-name="P4">Traditional wisdom about caring for the vulnerable </text:p>
        </text:list-item>
      </text:list>
      <text:p text:style-name="Text_20_body"><text:span text:style-name="Strong_20_Emphasis">Learning Activities:</text:span></text:p>
      <text:list xml:id="list4036206437" text:style-name="L3">
        <text:list-item>
          <text:p text:style-name="P7"><text:span text:style-name="Strong_20_Emphasis">Story Circles</text:span>: Traditional tales of heroes protecting the innocent </text:p>
        </text:list-item>
        <text:list-item>
          <text:p text:style-name="P7"><text:span text:style-name="Strong_20_Emphasis">Duty Cards</text:span>: Matching responsibilities to different types of beings </text:p>
        </text:list-item>
        <text:list-item>
          <text:p text:style-name="P7"><text:span text:style-name="Strong_20_Emphasis">Authority Voices</text:span>: Quotes from respected religious and traditional leaders </text:p>
        </text:list-item>
        <text:list-item>
          <text:p text:style-name="P6"><text:span text:style-name="Strong_20_Emphasis">Ceremony Simulation</text:span>: Virtual participation in traditional protection rituals </text:p>
        </text:list-item>
      </text:list>
      <text:p text:style-name="Text_20_body"><text:span text:style-name="Strong_20_Emphasis">Assessment Approach:</text:span></text:p>
      <text:list xml:id="list2188358566" text:style-name="L4">
        <text:list-item>
          <text:p text:style-name="P9">Demonstration of proper care behaviors </text:p>
        </text:list-item>
        <text:list-item>
          <text:p text:style-name="P9">Recitation of key duties and responsibilities </text:p>
        </text:list-item>
        <text:list-item>
          <text:p text:style-name="P9">Community service project completion </text:p>
        </text:list-item>
        <text:list-item>
          <text:p text:style-name="P8">Elder or authority figure validation </text:p>
        </text:list-item>
      </text:list>
      <text:p text:style-name="Horizontal_20_Line"><text:soft-page-break/></text:p>
      <text:p text:style-name="Text_20_body"><text:span text:style-name="Strong_20_Emphasis">Orange Stage Pathway: "Evidence and Innovation"</text:span> <text:span text:style-name="Emphasis">Values: Science, achievement, rational analysis, practical results</text:span></text:p>
      <text:p text:style-name="Text_20_body"><text:span text:style-name="Strong_20_Emphasis">Core Concepts:</text:span></text:p>
      <text:list xml:id="list3963551668" text:style-name="L5">
        <text:list-item>
          <text:p text:style-name="P11">Scientific evidence for consciousness across species </text:p>
        </text:list-item>
        <text:list-item>
          <text:p text:style-name="P11">Cost-benefit analysis of rights-based policies </text:p>
        </text:list-item>
        <text:list-item>
          <text:p text:style-name="P11">Innovation opportunities in ethical technology </text:p>
        </text:list-item>
        <text:list-item>
          <text:p text:style-name="P10">Measurable outcomes of rights implementation </text:p>
        </text:list-item>
      </text:list>
      <text:p text:style-name="Text_20_body"><text:span text:style-name="Strong_20_Emphasis">Learning Activities:</text:span></text:p>
      <text:list xml:id="list1575348179" text:style-name="L6">
        <text:list-item>
          <text:p text:style-name="P13"><text:span text:style-name="Strong_20_Emphasis">Research Labs</text:span>: Interactive experiments showing animal cognition </text:p>
        </text:list-item>
        <text:list-item>
          <text:p text:style-name="P13"><text:span text:style-name="Strong_20_Emphasis">Data Dashboards</text:span>: Real-time tracking of rights implementation outcomes </text:p>
        </text:list-item>
        <text:list-item>
          <text:p text:style-name="P13"><text:span text:style-name="Strong_20_Emphasis">Innovation Challenges</text:span>: Design ethical AI or conservation solutions </text:p>
        </text:list-item>
        <text:list-item>
          <text:p text:style-name="P12"><text:span text:style-name="Strong_20_Emphasis">Expert Interviews</text:span>: Video discussions with leading consciousness researchers </text:p>
        </text:list-item>
      </text:list>
      <text:p text:style-name="Text_20_body"><text:span text:style-name="Strong_20_Emphasis">Assessment Approach:</text:span></text:p>
      <text:list xml:id="list4020955538" text:style-name="L7">
        <text:list-item>
          <text:p text:style-name="P15">Evidence-based project presentations </text:p>
        </text:list-item>
        <text:list-item>
          <text:p text:style-name="P15">Peer-reviewed analysis of rights policies </text:p>
        </text:list-item>
        <text:list-item>
          <text:p text:style-name="P15">Innovation proposal development </text:p>
        </text:list-item>
        <text:list-item>
          <text:p text:style-name="P14">Quantitative assessment of learning gains </text:p>
        </text:list-item>
      </text:list>
      <text:p text:style-name="Horizontal_20_Line"/>
      <text:p text:style-name="Text_20_body"><text:span text:style-name="Strong_20_Emphasis">Green Stage Pathway: "Compassion and Justice"</text:span> <text:span text:style-name="Emphasis">Values: Empathy, inclusion, social justice, healing</text:span></text:p>
      <text:p text:style-name="Text_20_body"><text:span text:style-name="Strong_20_Emphasis">Core Concepts:</text:span></text:p>
      <text:list xml:id="list2366009848" text:style-name="L8">
        <text:list-item>
          <text:p text:style-name="P17">Inherent worth and dignity of all beings </text:p>
        </text:list-item>
        <text:list-item>
          <text:p text:style-name="P17">Historical exclusion and liberation movements </text:p>
        </text:list-item>
        <text:list-item>
          <text:p text:style-name="P17">Intersectional justice and inclusive rights </text:p>
        </text:list-item>
        <text:list-item>
          <text:p text:style-name="P16">Healing relationships across species and cultures </text:p>
        </text:list-item>
      </text:list>
      <text:p text:style-name="Text_20_body"><text:span text:style-name="Strong_20_Emphasis">Learning Activities:</text:span></text:p>
      <text:list xml:id="list32339725" text:style-name="L9">
        <text:list-item>
          <text:p text:style-name="P19"><text:span text:style-name="Strong_20_Emphasis">Empathy Simulations</text:span>: Virtual reality experiences from animal/ecosystem perspectives </text:p>
        </text:list-item>
        <text:list-item>
          <text:p text:style-name="P19"><text:span text:style-name="Strong_20_Emphasis">Justice Timelines</text:span>: Interactive history of rights expansion movements </text:p>
        </text:list-item>
        <text:list-item>
          <text:p text:style-name="P19"><text:span text:style-name="Strong_20_Emphasis">Community Dialogues</text:span>: Facilitated conversations with diverse voices </text:p>
        </text:list-item>
        <text:list-item>
          <text:p text:style-name="P18"><text:span text:style-name="Strong_20_Emphasis">Healing Circles</text:span>: Restorative practices for human-nature relationships </text:p>
        </text:list-item>
      </text:list>
      <text:p text:style-name="Text_20_body"><text:span text:style-name="Strong_20_Emphasis">Assessment Approach:</text:span></text:p>
      <text:list xml:id="list4169887482" text:style-name="L10">
        <text:list-item>
          <text:p text:style-name="P21">Reflection journals and emotional intelligence </text:p>
        </text:list-item>
        <text:list-item>
          <text:p text:style-name="P21">Community dialogue facilitation skills </text:p>
        </text:list-item>
        <text:list-item>
          <text:p text:style-name="P21">Inclusive project design and implementation </text:p>
        </text:list-item>
        <text:list-item>
          <text:p text:style-name="P20">Peer feedback on empathy and compassion development </text:p>
        </text:list-item>
      </text:list>
      <text:p text:style-name="Horizontal_20_Line"/>
      <text:p text:style-name="Text_20_body"><text:soft-page-break/><text:span text:style-name="Strong_20_Emphasis">Yellow Stage Pathway: "Integration and Systems"</text:span> <text:span text:style-name="Emphasis">Values: Complexity, development, multiple perspectives, effectiveness</text:span></text:p>
      <text:p text:style-name="Text_20_body"><text:span text:style-name="Strong_20_Emphasis">Core Concepts:</text:span></text:p>
      <text:list xml:id="list9206509" text:style-name="L11">
        <text:list-item>
          <text:p text:style-name="P23">Developmental stages of moral awareness </text:p>
        </text:list-item>
        <text:list-item>
          <text:p text:style-name="P23">Systems thinking about rights and responsibilities </text:p>
        </text:list-item>
        <text:list-item>
          <text:p text:style-name="P23">Cultural diversity in consciousness recognition </text:p>
        </text:list-item>
        <text:list-item>
          <text:p text:style-name="P22">Adaptive implementation across contexts </text:p>
        </text:list-item>
      </text:list>
      <text:p text:style-name="Text_20_body"><text:span text:style-name="Strong_20_Emphasis">Learning Activities:</text:span></text:p>
      <text:list xml:id="list2557344035" text:style-name="L12">
        <text:list-item>
          <text:p text:style-name="P25"><text:span text:style-name="Strong_20_Emphasis">Systems Mapping</text:span>: Visual representation of rights interconnections </text:p>
        </text:list-item>
        <text:list-item>
          <text:p text:style-name="P25"><text:span text:style-name="Strong_20_Emphasis">Perspective Wheels</text:span>: Exploring issues from multiple developmental stages </text:p>
        </text:list-item>
        <text:list-item>
          <text:p text:style-name="P25"><text:span text:style-name="Strong_20_Emphasis">Cultural Bridges</text:span>: Learning from diverse traditions about consciousness </text:p>
        </text:list-item>
        <text:list-item>
          <text:p text:style-name="P24"><text:span text:style-name="Strong_20_Emphasis">Adaptive Scenarios</text:span>: Customizing rights approaches to different communities </text:p>
        </text:list-item>
      </text:list>
      <text:p text:style-name="Text_20_body"><text:span text:style-name="Strong_20_Emphasis">Assessment Approach:</text:span></text:p>
      <text:list xml:id="list676096276" text:style-name="L13">
        <text:list-item>
          <text:p text:style-name="P27">Systems analysis and integration projects </text:p>
        </text:list-item>
        <text:list-item>
          <text:p text:style-name="P27">Multi-perspective problem-solving demonstrations </text:p>
        </text:list-item>
        <text:list-item>
          <text:p text:style-name="P27">Cultural competency and adaptation skills </text:p>
        </text:list-item>
        <text:list-item>
          <text:p text:style-name="P26">Metacognitive reflection on learning process </text:p>
        </text:list-item>
      </text:list>
      <text:p text:style-name="Horizontal_20_Line"/>
      <text:p text:style-name="Text_20_body"><text:span text:style-name="Strong_20_Emphasis">Turquoise Stage Pathway: "Cosmic Consciousness"</text:span> <text:span text:style-name="Emphasis">Values: Unity, transcendence, cosmic purpose, evolution</text:span></text:p>
      <text:p text:style-name="Text_20_body"><text:span text:style-name="Strong_20_Emphasis">Core Concepts:</text:span></text:p>
      <text:list xml:id="list1650467939" text:style-name="L14">
        <text:list-item>
          <text:p text:style-name="P29">Universal consciousness and cosmic evolution </text:p>
        </text:list-item>
        <text:list-item>
          <text:p text:style-name="P29">Rights as expressions of cosmic awakening </text:p>
        </text:list-item>
        <text:list-item>
          <text:p text:style-name="P29">Humanity's role in consciousness evolution </text:p>
        </text:list-item>
        <text:list-item>
          <text:p text:style-name="P28">Transcendent unity underlying apparent diversity </text:p>
        </text:list-item>
      </text:list>
      <text:p text:style-name="Text_20_body"><text:span text:style-name="Strong_20_Emphasis">Learning Activities:</text:span></text:p>
      <text:list xml:id="list2392150679" text:style-name="L15">
        <text:list-item>
          <text:p text:style-name="P31"><text:span text:style-name="Strong_20_Emphasis">Meditation Modules</text:span>: Contemplative practices for consciousness recognition </text:p>
        </text:list-item>
        <text:list-item>
          <text:p text:style-name="P31"><text:span text:style-name="Strong_20_Emphasis">Cosmic Timeline</text:span>: Rights expansion as part of universal evolution </text:p>
        </text:list-item>
        <text:list-item>
          <text:p text:style-name="P31"><text:span text:style-name="Strong_20_Emphasis">Unity Experiences</text:span>: Guided awareness of interconnection with all beings </text:p>
        </text:list-item>
        <text:list-item>
          <text:p text:style-name="P30"><text:span text:style-name="Strong_20_Emphasis">Future Visioning</text:span>: Imagining rights evolution across cosmic timescales </text:p>
        </text:list-item>
      </text:list>
      <text:p text:style-name="Text_20_body"><text:span text:style-name="Strong_20_Emphasis">Assessment Approach:</text:span></text:p>
      <text:list xml:id="list3669388261" text:style-name="L16">
        <text:list-item>
          <text:p text:style-name="P33">Contemplative practice demonstration </text:p>
        </text:list-item>
        <text:list-item>
          <text:p text:style-name="P33">Integral analysis of rights across multiple levels </text:p>
        </text:list-item>
        <text:list-item>
          <text:p text:style-name="P33">Vision articulation for humanity's cosmic role </text:p>
        </text:list-item>
        <text:list-item>
          <text:p text:style-name="P32">Wisdom demonstration through teaching others </text:p>
        </text:list-item>
      </text:list>
      <text:h text:style-name="Heading_20_2" text:outline-level="2"><text:soft-page-break/>Age-Appropriate Adaptations</text:h>
      <text:h text:style-name="Heading_20_3" text:outline-level="3">Early Childhood (Ages 5-8): "Kindness Counts"</text:h>
      <text:p text:style-name="Text_20_body"><text:span text:style-name="Strong_20_Emphasis">Learning Focus</text:span>: Basic empathy and care for living beings</text:p>
      <text:list xml:id="list2523950865" text:style-name="L17">
        <text:list-item>
          <text:p text:style-name="P35"><text:span text:style-name="Strong_20_Emphasis">Interactive Stories</text:span>: Animated tales of friendship across species </text:p>
        </text:list-item>
        <text:list-item>
          <text:p text:style-name="P35"><text:span text:style-name="Strong_20_Emphasis">Gentle Games</text:span>: Simple activities showing care for plants, animals, people </text:p>
        </text:list-item>
        <text:list-item>
          <text:p text:style-name="P35"><text:span text:style-name="Strong_20_Emphasis">Family Activities</text:span>: Home projects involving care and protection </text:p>
        </text:list-item>
        <text:list-item>
          <text:p text:style-name="P34"><text:span text:style-name="Strong_20_Emphasis">Community Helpers</text:span>: Meeting people who protect animals and nature </text:p>
        </text:list-item>
      </text:list>
      <text:h text:style-name="Heading_20_3" text:outline-level="3">Elementary (Ages 8-12): "Being a Good Friend to All Life"</text:h>
      <text:p text:style-name="Text_20_body"><text:span text:style-name="Strong_20_Emphasis">Learning Focus</text:span>: Expanding circle of care and understanding responsibility</text:p>
      <text:list xml:id="list3252739883" text:style-name="L18">
        <text:list-item>
          <text:p text:style-name="P37"><text:span text:style-name="Strong_20_Emphasis">Animal Adventures</text:span>: Virtual field trips to sanctuaries and wild habitats </text:p>
        </text:list-item>
        <text:list-item>
          <text:p text:style-name="P37"><text:span text:style-name="Strong_20_Emphasis">Ecosystem Explorers</text:span>: Learning about forest, ocean, and grassland communities </text:p>
        </text:list-item>
        <text:list-item>
          <text:p text:style-name="P37"><text:span text:style-name="Strong_20_Emphasis">Kindness Challenges</text:span>: Weekly activities practicing care across species </text:p>
        </text:list-item>
        <text:list-item>
          <text:p text:style-name="P36"><text:span text:style-name="Strong_20_Emphasis">Young Leaders</text:span>: Age-appropriate roles in school and community protection projects </text:p>
        </text:list-item>
      </text:list>
      <text:h text:style-name="Heading_20_3" text:outline-level="3">Middle School (Ages 12-15): "Rights and Responsibilities"</text:h>
      <text:p text:style-name="Text_20_body"><text:span text:style-name="Strong_20_Emphasis">Learning Focus</text:span>: Understanding justice, fairness, and complex relationships</text:p>
      <text:list xml:id="list3403030635" text:style-name="L19">
        <text:list-item>
          <text:p text:style-name="P39"><text:span text:style-name="Strong_20_Emphasis">Justice Detectives</text:span>: Investigating historical and contemporary rights issues </text:p>
        </text:list-item>
        <text:list-item>
          <text:p text:style-name="P39"><text:span text:style-name="Strong_20_Emphasis">Debate Club</text:span>: Structured discussions about rights expansion and responsibilities </text:p>
        </text:list-item>
        <text:list-item>
          <text:p text:style-name="P39"><text:span text:style-name="Strong_20_Emphasis">Action Projects</text:span>: Student-led initiatives for animal welfare or environmental protection </text:p>
        </text:list-item>
        <text:list-item>
          <text:p text:style-name="P38"><text:span text:style-name="Strong_20_Emphasis">Global Connections</text:span>: Connecting with peers worldwide on rights issues </text:p>
        </text:list-item>
      </text:list>
      <text:h text:style-name="Heading_20_3" text:outline-level="3">High School (Ages 15-18): "Ethical Leadership"</text:h>
      <text:p text:style-name="Text_20_body"><text:span text:style-name="Strong_20_Emphasis">Learning Focus</text:span>: Developing personal ethics and leadership capacity</text:p>
      <text:list xml:id="list146634240" text:style-name="L20">
        <text:list-item>
          <text:p text:style-name="P41"><text:span text:style-name="Strong_20_Emphasis">Ethics Labs</text:span>: Complex scenario analysis and moral reasoning development </text:p>
        </text:list-item>
        <text:list-item>
          <text:p text:style-name="P41"><text:span text:style-name="Strong_20_Emphasis">Leadership Roles</text:span>: Mentoring younger students and community organizing </text:p>
        </text:list-item>
        <text:list-item>
          <text:p text:style-name="P41"><text:span text:style-name="Strong_20_Emphasis">Research Projects</text:span>: Independent investigation of consciousness and rights topics </text:p>
        </text:list-item>
        <text:list-item>
          <text:p text:style-name="P40"><text:span text:style-name="Strong_20_Emphasis">College Prep</text:span>: Preparing for continued ethical development in higher education </text:p>
        </text:list-item>
      </text:list>
      <text:h text:style-name="Heading_20_3" text:outline-level="3">Adult Learning (Ages 18+): "Conscious Citizenship"</text:h>
      <text:p text:style-name="Text_20_body"><text:span text:style-name="Strong_20_Emphasis">Learning Focus</text:span>: Practical implementation and community leadership</text:p>
      <text:list xml:id="list1072364447" text:style-name="L21">
        <text:list-item>
          <text:p text:style-name="P43"><text:span text:style-name="Strong_20_Emphasis">Professional Development</text:span>: Workplace rights implementation and ethical decision-making </text:p>
        </text:list-item>
        <text:list-item>
          <text:p text:style-name="P43"><text:span text:style-name="Strong_20_Emphasis">Community Organizing</text:span>: Skills for local rights advocacy and policy change </text:p>
        </text:list-item>
        <text:list-item>
          <text:p text:style-name="P43"><text:span text:style-name="Strong_20_Emphasis">Parenting Support</text:span>: Helping families raise rights-conscious children </text:p>
        </text:list-item>
        <text:list-item>
          <text:p text:style-name="P42"><text:span text:style-name="Strong_20_Emphasis">Elder Wisdom</text:span>: Opportunities for experienced adults to mentor and teach </text:p>
        </text:list-item>
      </text:list>
      <text:h text:style-name="Heading_20_2" text:outline-level="2"><text:soft-page-break/>Cultural Adaptation Framework</text:h>
      <text:h text:style-name="Heading_20_3" text:outline-level="3">Indigenous Integration Protocols</text:h>
      <text:list xml:id="list50589396" text:style-name="L22">
        <text:list-item>
          <text:p text:style-name="P45"><text:span text:style-name="Strong_20_Emphasis">Traditional Knowledge Inclusion</text:span>: Local Indigenous concepts of consciousness and responsibility </text:p>
        </text:list-item>
        <text:list-item>
          <text:p text:style-name="P45"><text:span text:style-name="Strong_20_Emphasis">Language Preservation</text:span>: Content available in Indigenous languages with cultural concepts </text:p>
        </text:list-item>
        <text:list-item>
          <text:p text:style-name="P45"><text:span text:style-name="Strong_20_Emphasis">Elder Involvement</text:span>: Traditional knowledge keepers as content advisors and teachers </text:p>
        </text:list-item>
        <text:list-item>
          <text:p text:style-name="P45"><text:span text:style-name="Strong_20_Emphasis">Ceremonial Elements</text:span>: Respectful integration of traditional practices where appropriate </text:p>
        </text:list-item>
        <text:list-item>
          <text:p text:style-name="P44"><text:span text:style-name="Strong_20_Emphasis">Sovereignty Respect</text:span>: Indigenous communities control adaptation and implementation </text:p>
        </text:list-item>
      </text:list>
      <text:h text:style-name="Heading_20_3" text:outline-level="3">Regional Customization</text:h>
      <text:list xml:id="list3894703831" text:style-name="L23">
        <text:list-item>
          <text:p text:style-name="P47"><text:span text:style-name="Strong_20_Emphasis">Cultural Values Alignment</text:span>: Content adapted to local ethical and spiritual frameworks </text:p>
        </text:list-item>
        <text:list-item>
          <text:p text:style-name="P47"><text:span text:style-name="Strong_20_Emphasis">Historical Context</text:span>: Incorporating regional history of rights movements and struggles </text:p>
        </text:list-item>
        <text:list-item>
          <text:p text:style-name="P47"><text:span text:style-name="Strong_20_Emphasis">Local Examples</text:span>: Case studies and scenarios relevant to local communities and ecosystems </text:p>
        </text:list-item>
        <text:list-item>
          <text:p text:style-name="P47"><text:span text:style-name="Strong_20_Emphasis">Language Adaptation</text:span>: Content in local languages with culturally appropriate metaphors </text:p>
        </text:list-item>
        <text:list-item>
          <text:p text:style-name="P46"><text:span text:style-name="Strong_20_Emphasis">Community Leadership</text:span>: Local educators and leaders as primary content deliverers </text:p>
        </text:list-item>
      </text:list>
      <text:h text:style-name="Heading_20_3" text:outline-level="3">Religious Integration</text:h>
      <text:list xml:id="list3547963426" text:style-name="L24">
        <text:list-item>
          <text:p text:style-name="P49"><text:span text:style-name="Strong_20_Emphasis">Interfaith Dialogue</text:span>: Content that speaks to diverse spiritual traditions </text:p>
        </text:list-item>
        <text:list-item>
          <text:p text:style-name="P49"><text:span text:style-name="Strong_20_Emphasis">Scriptural Connections</text:span>: Links between rights consciousness and religious teachings </text:p>
        </text:list-item>
        <text:list-item>
          <text:p text:style-name="P49"><text:span text:style-name="Strong_20_Emphasis">Spiritual Practices</text:span>: Meditation, prayer, and contemplative elements where appropriate </text:p>
        </text:list-item>
        <text:list-item>
          <text:p text:style-name="P49"><text:span text:style-name="Strong_20_Emphasis">Community Partnerships</text:span>: Collaboration with religious institutions and leaders </text:p>
        </text:list-item>
        <text:list-item>
          <text:p text:style-name="P48"><text:span text:style-name="Strong_20_Emphasis">Respect for Diversity</text:span>: Honoring different paths to ethical awareness </text:p>
        </text:list-item>
      </text:list>
      <text:h text:style-name="Heading_20_2" text:outline-level="2">Technology Platform Features</text:h>
      <text:h text:style-name="Heading_20_3" text:outline-level="3">Multi-Modal Accessibility</text:h>
      <text:list xml:id="list757405535" text:style-name="L25">
        <text:list-item>
          <text:p text:style-name="P51"><text:span text:style-name="Strong_20_Emphasis">Visual</text:span>: Rich graphics, animations, and video content with audio descriptions </text:p>
        </text:list-item>
        <text:list-item>
          <text:p text:style-name="P51"><text:span text:style-name="Strong_20_Emphasis">Auditory</text:span>: Narration, sound effects, and music with visual captions </text:p>
        </text:list-item>
        <text:list-item>
          <text:p text:style-name="P51"><text:span text:style-name="Strong_20_Emphasis">Kinesthetic</text:span>: Interactive activities, gesture controls, and physical movement integration </text:p>
        </text:list-item>
        <text:list-item>
          <text:p text:style-name="P51"><text:span text:style-name="Strong_20_Emphasis">Text</text:span>: Written content with adjustable fonts, colors, and reading levels </text:p>
        </text:list-item>
        <text:list-item>
          <text:p text:style-name="P50"><text:span text:style-name="Strong_20_Emphasis">Offline Access</text:span>: Core content available without internet connectivity </text:p>
        </text:list-item>
      </text:list>
      <text:h text:style-name="Heading_20_3" text:outline-level="3">Universal Design Features</text:h>
      <text:list xml:id="list1484952843" text:style-name="L26">
        <text:list-item>
          <text:p text:style-name="P53"><text:span text:style-name="Strong_20_Emphasis">Screen Reader Compatible</text:span>: Full accessibility for visually impaired learners </text:p>
        </text:list-item>
        <text:list-item>
          <text:p text:style-name="P53"><text:span text:style-name="Strong_20_Emphasis">Closed Captioning</text:span>: Video content with accurate subtitles and audio descriptions </text:p>
        </text:list-item>
        <text:list-item>
          <text:p text:style-name="P53"><text:span text:style-name="Strong_20_Emphasis">Language Translation</text:span>: Real-time translation into 50+ languages </text:p>
        </text:list-item>
        <text:list-item>
          <text:p text:style-name="P53"><text:span text:style-name="Strong_20_Emphasis">Cognitive Support</text:span>: Simplified interfaces and memory aids for learning differences </text:p>
        </text:list-item>
        <text:list-item>
          <text:p text:style-name="P52"><text:span text:style-name="Strong_20_Emphasis">Motor Accessibility</text:span>: Multiple input methods for physical disabilities </text:p>
        </text:list-item>
      </text:list>
      <text:h text:style-name="Heading_20_3" text:outline-level="3">Engagement Mechanics</text:h>
      <text:list xml:id="list2053237528" text:style-name="L27">
        <text:list-item>
          <text:p text:style-name="P55"><text:span text:style-name="Strong_20_Emphasis">Progress Tracking</text:span>: Visual representation of learning journey and achievements </text:p>
        </text:list-item>
        <text:list-item>
          <text:p text:style-name="P55"><text:span text:style-name="Strong_20_Emphasis">Peer Connection</text:span>: Safe forums for learner interaction and mutual support </text:p>
        </text:list-item>
        <text:list-item>
          <text:p text:style-name="P55"><text:soft-page-break/><text:span text:style-name="Strong_20_Emphasis">Mentorship Matching</text:span>: Connections between experienced and novice learners </text:p>
        </text:list-item>
        <text:list-item>
          <text:p text:style-name="P55"><text:span text:style-name="Strong_20_Emphasis">Community Challenges</text:span>: Group activities and collective impact projects </text:p>
        </text:list-item>
        <text:list-item>
          <text:p text:style-name="P54"><text:span text:style-name="Strong_20_Emphasis">Recognition Systems</text:span>: Certificates, badges, and community acknowledgment </text:p>
        </text:list-item>
      </text:list>
      <text:h text:style-name="Heading_20_2" text:outline-level="2">Assessment and Evaluation</text:h>
      <text:h text:style-name="Heading_20_3" text:outline-level="3">Competency-Based Assessment</text:h>
      <text:p text:style-name="Text_20_body">Rather than time-based completion, learners demonstrate:</text:p>
      <text:list xml:id="list3957832858" text:style-name="L28">
        <text:list-item>
          <text:p text:style-name="P57"><text:span text:style-name="Strong_20_Emphasis">Knowledge Integration</text:span>: Understanding of rights principles across contexts </text:p>
        </text:list-item>
        <text:list-item>
          <text:p text:style-name="P57"><text:span text:style-name="Strong_20_Emphasis">Skill Application</text:span>: Ability to apply rights frameworks to real situations </text:p>
        </text:list-item>
        <text:list-item>
          <text:p text:style-name="P57"><text:span text:style-name="Strong_20_Emphasis">Attitude Development</text:span>: Growth in empathy, respect, and care for diverse beings </text:p>
        </text:list-item>
        <text:list-item>
          <text:p text:style-name="P57"><text:span text:style-name="Strong_20_Emphasis">Action Capacity</text:span>: Actual behaviors protecting and promoting rights </text:p>
        </text:list-item>
        <text:list-item>
          <text:p text:style-name="P56"><text:span text:style-name="Strong_20_Emphasis">Teaching Ability</text:span>: Capacity to share learning with others effectively </text:p>
        </text:list-item>
      </text:list>
      <text:h text:style-name="Heading_20_3" text:outline-level="3">Multi-Stage Evaluation</text:h>
      <text:list xml:id="list2515171593" text:style-name="L29">
        <text:list-item>
          <text:p text:style-name="P59"><text:span text:style-name="Strong_20_Emphasis">Self-Assessment</text:span>: Reflective tools for learners to evaluate their own growth </text:p>
        </text:list-item>
        <text:list-item>
          <text:p text:style-name="P59"><text:span text:style-name="Strong_20_Emphasis">Peer Assessment</text:span>: Collaborative evaluation and feedback among learning community </text:p>
        </text:list-item>
        <text:list-item>
          <text:p text:style-name="P59"><text:span text:style-name="Strong_20_Emphasis">Community Assessment</text:span>: Local recognition of learners' contributions and development </text:p>
        </text:list-item>
        <text:list-item>
          <text:p text:style-name="P59"><text:span text:style-name="Strong_20_Emphasis">Expert Evaluation</text:span>: Periodic assessment by rights education specialists </text:p>
        </text:list-item>
        <text:list-item>
          <text:p text:style-name="P58"><text:span text:style-name="Strong_20_Emphasis">Impact Measurement</text:span>: Long-term tracking of behavior change and community influence </text:p>
        </text:list-item>
      </text:list>
      <text:h text:style-name="Heading_20_3" text:outline-level="3">Cultural Sensitivity Metrics</text:h>
      <text:list xml:id="list326448792" text:style-name="L30">
        <text:list-item>
          <text:p text:style-name="P61"><text:span text:style-name="Strong_20_Emphasis">Cultural Appropriateness</text:span>: Content alignment with local values and practices </text:p>
        </text:list-item>
        <text:list-item>
          <text:p text:style-name="P61"><text:span text:style-name="Strong_20_Emphasis">Community Acceptance</text:span>: Local leader and elder approval of educational approaches </text:p>
        </text:list-item>
        <text:list-item>
          <text:p text:style-name="P61"><text:span text:style-name="Strong_20_Emphasis">Language Effectiveness</text:span>: Communication success in local languages and concepts </text:p>
        </text:list-item>
        <text:list-item>
          <text:p text:style-name="P61"><text:span text:style-name="Strong_20_Emphasis">Participation Equity</text:span>: Inclusive access across gender, age, and social positions </text:p>
        </text:list-item>
        <text:list-item>
          <text:p text:style-name="P60"><text:span text:style-name="Strong_20_Emphasis">Knowledge Integration</text:span>: Successful combination of universal and local wisdom </text:p>
        </text:list-item>
      </text:list>
      <text:h text:style-name="Heading_20_2" text:outline-level="2">Implementation Strategy</text:h>
      <text:h text:style-name="Heading_20_3" text:outline-level="3">Pilot Phase (Year 1)</text:h>
      <text:p text:style-name="Text_20_body"><text:span text:style-name="Strong_20_Emphasis">Target</text:span>: 10 countries, 5 diverse cultural contexts, 10,000 learners</text:p>
      <text:list xml:id="list4194981320" text:style-name="L31">
        <text:list-item>
          <text:p text:style-name="P63"><text:span text:style-name="Strong_20_Emphasis">Partner Selection</text:span>: Collaboration with educational institutions and community organizations </text:p>
        </text:list-item>
        <text:list-item>
          <text:p text:style-name="P63"><text:span text:style-name="Strong_20_Emphasis">Content Development</text:span>: Creation of culturally adapted materials with local partners </text:p>
        </text:list-item>
        <text:list-item>
          <text:p text:style-name="P63"><text:span text:style-name="Strong_20_Emphasis">Educator Training</text:span>: Professional development for teachers and community facilitators </text:p>
        </text:list-item>
        <text:list-item>
          <text:p text:style-name="P63"><text:span text:style-name="Strong_20_Emphasis">Technology Testing</text:span>: Platform development and accessibility verification </text:p>
        </text:list-item>
        <text:list-item>
          <text:p text:style-name="P62"><text:span text:style-name="Strong_20_Emphasis">Impact Evaluation</text:span>: Baseline measurement and initial outcome assessment </text:p>
        </text:list-item>
      </text:list>
      <text:h text:style-name="Heading_20_3" text:outline-level="3">Scaling Phase (Years 2-3)</text:h>
      <text:p text:style-name="Text_20_body"><text:span text:style-name="Strong_20_Emphasis">Target</text:span>: 20 countries, 50 implementation sites, 100,000 learners</text:p>
      <text:list xml:id="list2442108294" text:style-name="L32">
        <text:list-item>
          <text:p text:style-name="P65"><text:span text:style-name="Strong_20_Emphasis">Quality Assurance</text:span>: Continuous improvement based on pilot feedback and results </text:p>
        </text:list-item>
        <text:list-item>
          <text:p text:style-name="P65"><text:soft-page-break/><text:span text:style-name="Strong_20_Emphasis">Network Expansion</text:span>: Building partnerships with governments, NGOs, and educational institutions </text:p>
        </text:list-item>
        <text:list-item>
          <text:p text:style-name="P65"><text:span text:style-name="Strong_20_Emphasis">Advanced Features</text:span>: AI-powered personalization and advanced analytics integration </text:p>
        </text:list-item>
        <text:list-item>
          <text:p text:style-name="P65"><text:span text:style-name="Strong_20_Emphasis">Train-the-Trainer Programs</text:span>: Capacity building for local educator development </text:p>
        </text:list-item>
        <text:list-item>
          <text:p text:style-name="P64"><text:span text:style-name="Strong_20_Emphasis">Policy Integration</text:span>: Working with education systems for curriculum inclusion </text:p>
        </text:list-item>
      </text:list>
      <text:h text:style-name="Heading_20_3" text:outline-level="3">Global Phase (Years 4-5)</text:h>
      <text:p text:style-name="Text_20_body"><text:span text:style-name="Strong_20_Emphasis">Target</text:span>: 50 countries, 500 implementation sites, 1 million learners</text:p>
      <text:list xml:id="list1847203270" text:style-name="L33">
        <text:list-item>
          <text:p text:style-name="P67"><text:span text:style-name="Strong_20_Emphasis">Open Source Platform</text:span>: Making technology platform freely available globally </text:p>
        </text:list-item>
        <text:list-item>
          <text:p text:style-name="P67"><text:span text:style-name="Strong_20_Emphasis">Community Networks</text:span>: Connecting learners and educators across cultural boundaries </text:p>
        </text:list-item>
        <text:list-item>
          <text:p text:style-name="P67"><text:span text:style-name="Strong_20_Emphasis">Advanced Assessment</text:span>: Comprehensive evaluation of global impact and effectiveness </text:p>
        </text:list-item>
        <text:list-item>
          <text:p text:style-name="P67"><text:span text:style-name="Strong_20_Emphasis">Sustainability Planning</text:span>: Long-term funding and maintenance strategies </text:p>
        </text:list-item>
        <text:list-item>
          <text:p text:style-name="P66"><text:span text:style-name="Strong_20_Emphasis">Evolution Preparation</text:span>: Adapting content for emerging consciousness and rights developments </text:p>
        </text:list-item>
      </text:list>
      <text:h text:style-name="Heading_20_3" text:outline-level="3">Success Metrics</text:h>
      <text:p text:style-name="Text_20_body"><text:span text:style-name="Strong_20_Emphasis">Quantitative Indicators:</text:span></text:p>
      <text:list xml:id="list1662303755" text:style-name="L34">
        <text:list-item>
          <text:p text:style-name="P69">Number of learners completing modules across developmental stages </text:p>
        </text:list-item>
        <text:list-item>
          <text:p text:style-name="P69">Retention and engagement rates across different cultural contexts </text:p>
        </text:list-item>
        <text:list-item>
          <text:p text:style-name="P69">Knowledge and attitude change measurements pre/post learning </text:p>
        </text:list-item>
        <text:list-item>
          <text:p text:style-name="P69">Behavioral change tracking in learners' communities and workplaces </text:p>
        </text:list-item>
        <text:list-item>
          <text:p text:style-name="P68">Educational institution adoption rates and curriculum integration </text:p>
        </text:list-item>
      </text:list>
      <text:p text:style-name="Text_20_body"><text:span text:style-name="Strong_20_Emphasis">Qualitative Assessments:</text:span></text:p>
      <text:list xml:id="list2380535659" text:style-name="L35">
        <text:list-item>
          <text:p text:style-name="P71">Learner testimonials and transformational stories </text:p>
        </text:list-item>
        <text:list-item>
          <text:p text:style-name="P71">Community leader feedback on program impact and cultural appropriateness </text:p>
        </text:list-item>
        <text:list-item>
          <text:p text:style-name="P71">Educator experiences and professional development outcomes </text:p>
        </text:list-item>
        <text:list-item>
          <text:p text:style-name="P71">Cultural adaptation success and community ownership development </text:p>
        </text:list-item>
        <text:list-item>
          <text:p text:style-name="P70">Long-term community change and rights consciousness development </text:p>
        </text:list-item>
      </text:list>
      <text:p text:style-name="Text_20_body"><text:span text:style-name="Strong_20_Emphasis">Global Impact Measures:</text:span></text:p>
      <text:list xml:id="list2336986936" text:style-name="L36">
        <text:list-item>
          <text:p text:style-name="P73">Policy change influenced by educated citizens and leaders </text:p>
        </text:list-item>
        <text:list-item>
          <text:p text:style-name="P73">Rights protection initiatives launched by program graduates </text:p>
        </text:list-item>
        <text:list-item>
          <text:p text:style-name="P73">Cross-cultural dialogue and cooperation enhancement </text:p>
        </text:list-item>
        <text:list-item>
          <text:p text:style-name="P73">Educational system transformation toward rights-conscious curricula </text:p>
        </text:list-item>
        <text:list-item>
          <text:p text:style-name="P72">Contribution to broader cultural shift toward expanded rights recognition </text:p>
        </text:list-item>
      </text:list>
      <text:p text:style-name="Text_20_body">The Spiral-Aware Microlearning Module creates a comprehensive educational foundation for rights consciousness development, ensuring that learners across all developmental stages and cultural contexts can participate in humanity's expanding recognition of consciousness and dignity throughout the community of beings that share our world.</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12T15:14:45.473527707</meta:creation-date>
    <dc:date>2025-07-12T15:15:23.023398185</dc:date>
    <meta:editing-duration>PT38S</meta:editing-duration>
    <meta:editing-cycles>1</meta:editing-cycles>
    <meta:document-statistic meta:table-count="0" meta:image-count="0" meta:object-count="0" meta:page-count="7" meta:paragraph-count="224" meta:word-count="1788" meta:character-count="14067" meta:non-whitespace-character-count="12503"/>
    <meta:generator>LibreOffice/7.3.7.2$Linux_X86_64 LibreOffice_project/30$Build-2</meta:generator>
  </office:meta>
</office:document-meta>
</file>